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1c461e" style:font-weight-asian="normal" style:font-weight-complex="normal"/>
    </style:style>
    <style:style style:name="P4" style:family="paragraph" style:parent-style-name="Standard">
      <style:text-properties fo:font-weight="normal" officeooo:paragraph-rsid="001eb751" style:font-weight-asian="normal" style:font-weight-complex="normal"/>
    </style:style>
    <style:style style:name="P5" style:family="paragraph" style:parent-style-name="Standard">
      <style:text-properties fo:font-weight="normal" officeooo:paragraph-rsid="001ef08d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576" style:font-weight-asian="normal" style:font-weight-complex="normal"/>
    </style:style>
    <style:style style:name="T3" style:family="text">
      <style:text-properties officeooo:rsid="001a9b76"/>
    </style:style>
    <style:style style:name="T4" style:family="text">
      <style:text-properties officeooo:rsid="001b4637"/>
    </style:style>
    <style:style style:name="T5" style:family="text">
      <style:text-properties officeooo:rsid="001c461e"/>
    </style:style>
    <style:style style:name="T6" style:family="text">
      <style:text-properties officeooo:rsid="001eb751"/>
    </style:style>
    <style:style style:name="T7" style:family="text">
      <style:text-properties officeooo:rsid="001ef08d"/>
    </style:style>
    <style:style style:name="T8" style:family="text">
      <style:text-properties officeooo:rsid="001f0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ipulação de texto</text:p>
      <text:p text:style-name="P1"/>
      <text:p text:style-name="P1">C u r s <text:s/>o <text:s text:c="3"/>e m <text:s text:c="2"/>V <text:s text:c="2"/>í <text:s text:c="2"/>d <text:s text:c="2"/>e <text:s text:c="2"/>o <text:s text:c="7"/>P <text:s text:c="2"/>y <text:s text:c="2"/>t <text:s text:c="2"/>h <text:s text:c="2"/>o <text:s text:c="2"/>n</text:p>
      <text:p text:style-name="P1">0 <text:s/>1 2 3 4 5 6 <text:s/>7 8 9 <text:s/>10 11 12 13 14 15 16 17 18 19 20</text:p>
      <text:p text:style-name="P1"/>
      <text:p text:style-name="P2">- Fatiamento: Com uma variável string, podemos manipular o texto usando <text:span text:style-name="T4">parêntesis</text:span> retos:</text:p>
      <text:p text:style-name="P2"><text:s text:c="2"/>(Variável frase): frase[9]- mostra-nos o 10º <text:span text:style-name="T4">caracter</text:span> da string (V)</text:p>
      <text:p text:style-name="P2"><text:s text:c="29"/>frase[9:13]- mostra-nos do 10º ao 13º caracteres da string (Víde)</text:p>
      <text:p text:style-name="P2"><text:s text:c="29"/>frase[9:14:2]- mostra-nos do 10º ao 14º caracteres da string, saltando de 2 em 2 (Vdo)</text:p>
      <text:p text:style-name="P2"><text:s text:c="29"/>frase[:5]- mostra-nos do início ao 5º caracter (Curso)</text:p>
      <text:p text:style-name="P2"><text:s text:c="29"/>frase[15:]- mostra-nos do 16º caracter até ao fim (Python)</text:p>
      <text:p text:style-name="P2"><text:s text:c="29"/>frase[9::3]- mostra-nos do 10º caracter até ao fim, saltando de 3 em 3 (VePh)</text:p>
      <text:p text:style-name="P4"><text:s text:c="29"/><text:span text:style-name="T6">frase[-1]- mostra-nos o último caracter (n)</text:span></text:p>
      <text:p text:style-name="P5"><text:s text:c="29"/><text:span text:style-name="T7">frase [:]- mostra-nos todos os caracteres da frase</text:span></text:p>
      <text:p text:style-name="P2"/>
      <text:p text:style-name="P2">- Análise: Retirar informações de uma string, usando <text:span text:style-name="T3">parêntesis</text:span> simples</text:p>
      <text:p text:style-name="P2"><text:s text:c="14"/>len(frase)-diz-nos o número de caracteres numa frase (21)</text:p>
      <text:p text:style-name="P2"><text:s text:c="14"/>frase.count(‘o’)-diz-nos quantas vezes aparece o ‘o’ minúsculo numa frase (3)</text:p>
      <text:p text:style-name="P2"><text:s text:c="14"/>frase.count(‘o’,0,13)-diz-nos quantas vezes aparece o ‘o’ minúsculo entre o 1º e o 13º caracteres (1)</text:p>
      <text:p text:style-name="Standard"><text:span text:style-name="T1"><text:s text:c="14"/>frase.find(‘deo’)-</text:span><text:bookmark-start text:name="__DdeLink__86_570705867"/><text:span text:style-name="T1">diz-nos quando começou a string indicada no comando </text:span><text:bookmark-end text:name="__DdeLink__86_570705867"/><text:span text:style-name="T1">(11)</text:span></text:p>
      <text:p text:style-name="P2"><text:s text:c="14"/>frase.find(‘Android)-diz-nos quando começou a string indicada no comando, caso esta não exista, é <text:s text:c="5"/><text:tab/><text:tab/><text:tab/><text:tab/> ret<text:span text:style-name="T8">o</text:span>rna<text:span text:style-name="T8">n</text:span>do o valor -1 (-1)</text:p>
      <text:p text:style-name="P2"><text:s text:c="14"/>‘Curso’ in frase- diz-nos, sim ou não, se ‘Curso’ aparece em frase</text:p>
      <text:p text:style-name="P2"/>
      <text:p text:style-name="P2"><text:s/>- Transformação: Permite mudar, através de métodos a string</text:p>
      <text:p text:style-name="P2"><text:s text:c="4"/>frase.replace(‘Python’,’Android’)-procura a 1ª string no comando e troca-a pela 2ª (…Vídeo Android)</text:p>
      <text:p text:style-name="P2"><text:s text:c="4"/>frase.upper()-muda a frase para maiúsculas (CURSO EM…)</text:p>
      <text:p text:style-name="P2"><text:s text:c="4"/>frase.lower()-muda a frase para minúsculas (curso em…)</text:p>
      <text:p text:style-name="P2"><text:s text:c="4"/>frase.capitalize()-muda todos os caracteres para minúsculo e coloca o primeiro maiúsculo (Curso em v…)</text:p>
      <text:p text:style-name="P2"><text:s text:c="4"/>frase.title()-muda todas as primeiras letras de cada palavra para maiúsculo (Curso Em…)</text:p>
      <text:p text:style-name="P2"><text:s text:c="4"/>frase.strip()-remove todos os espaços inúteis numa string(os que estão antes da 1ª letra e depoi da última)</text:p>
      <text:p text:style-name="P2"><text:s text:c="4"/>frase.rstrip()-remove apenas os últimos espaços inúteis na string <text:s text:c="2"/>AS VARIAÇÕES r E l SÃO MUITO </text:p>
      <text:p text:style-name="P3"><text:s text:c="4"/>frase.lstrip()-remove apenas os primeiros espaços inúteis <text:s text:c="14"/>COMUNS E VÃO SER ÚTEIS</text:p>
      <text:p text:style-name="P3"><text:s text:c="4"/><text:span text:style-name="T5">frase.ljust(int)-faz com que uma string tenha um certo número int de caracteres, enchendo o que falta com <text:tab/><text:tab/> <text:s text:c="3"/>espaços</text:span></text:p>
      <text:p text:style-name="P2"/>
      <text:p text:style-name="P2">- Divisão: Deixa-nos dividir a string</text:p>
      <text:p text:style-name="P2"><text:s text:c="7"/>frase.split()-divide uma string numa lista (dividindo-a nos espaços) e cada palavra é numerada de 0 a n</text:p>
      <text:p text:style-name="P2"/>
      <text:p text:style-name="P2">- Junção : Deixa-nos juntar uma lista</text:p>
      <text:p text:style-name="Standard"><text:span text:style-name="T1"><text:s text:c="7"/>‘-’.join(frase)-junta uma lista numa string, juntando os elementos com a string antes do .join </text:span><text:span text:style-name="T2">(A-b)</text:span></text:p>
      <text:p text:style-name="P2"/>
      <text:p text:style-name="P2">Para dar print a um texto longo, usamos: print(‘’’ [Inserir texto que pode estar em várias linhas e será mostrado nessas linhas diferentes]’’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PT" style:letter-kerning="tru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PT" style:letter-kerning="tru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088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08:29</meta:creation-date>
    <dc:language>pt-PT</dc:language>
    <dc:date>2018-08-28T12:19:32.377000000</dc:date>
    <meta:editing-cycles>11</meta:editing-cycles>
    <meta:editing-duration>PT1H5M52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34" meta:word-count="407" meta:character-count="2942" meta:non-whitespace-character-count="2162"/>
  </office:meta>
</office:document-meta>
</file>